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vo" svg:font-family="Arvo"/>
    <style:font-face style:name="Lato" svg:font-family="La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ato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Arvo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20%"/>
      <style:text-properties style:font-name="Lato"/>
    </style:style>
    <style:style style:name="Caption" style:family="paragraph" style:parent-style-name="Standard" style:class="extra"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  <style:paragraph-properties xmlns:loext="urn:org:documentfoundation:names:experimental:office:xmlns:loext:1.0" fo:margin-top="0.0835in" fo:margin-bottom="0.0835in" loext:contextual-spacing="false" text:number-lines="false" text:line-number="0" fo:text-align="center"/>
    </style:style>
    <style:style style:name="Quotations" style:family="paragraph" style:parent-style-name="Standard" style:class="html">
      <style:paragraph-properties xmlns:loext="urn:org:documentfoundation:names:experimental:office:xmlns:loext:1.0" fo:margin-left="0.3937in" fo:margin-right="0.3937in" fo:margin-top="0in" fo:margin-bottom="0.1965in" loext:contextual-spacing="false" fo:text-indent="0in" style:auto-text-indent="false"/>
      <style:text-properties fo:color="#818181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0417in" fo:margin-bottom="0.0835in" loext:contextual-spacing="false" fo:text-align="center" style:justify-single-word="false"/>
      <style:text-properties fo:font-size="18pt" style:font-size-asian="18pt" style:font-size-complex="18pt" fo:color="#42424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1665in" fo:margin-bottom="0.0835in" loext:contextual-spacing="false"/>
      <style:text-properties fo:font-size="23pt" fo:font-weight="normal" style:font-size-asian="130%" style:font-weight-asian="bold" style:font-size-complex="130%" style:font-weight-complex="bold" style:font-name="Arv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139in" fo:margin-bottom="0.0835in" loext:contextual-spacing="false"/>
      <style:text-properties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0972in" fo:margin-bottom="0.0835in" loext:contextual-spacing="false"/>
      <style:text-properties fo:font-size="14pt" fo:font-weight="normal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generator>WebODF/From Source Mozilla/5.0 (X11; Linux x86_64) AppleWebKit/537.36 (KHTML, like Gecko) Chrome/43.0.2357.130 Safari/537.36</meta:generator>
    <dc:creator/>
    <dc:date/>
    <meta:editing-cycles>1</meta:editing-cycles>
    <dc:title>Untitled document</dc:title>
  </office:meta>
</office:document-meta>
</file>